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01cm"/>
    </style:style>
    <style:style style:name="gr2" style:family="graphic" style:parent-style-name="objectwithoutfill">
      <style:graphic-properties svg:stroke-width="0.152cm" svg:stroke-color="#000000" draw:marker-start-width="0.66cm" draw:marker-end="" draw:marker-end-width="0.66cm" draw:fill="none" draw:textarea-vertical-align="middle" fo:padding-top="0.076cm" fo:padding-bottom="0.076cm" fo:padding-left="0.076cm" fo:padding-right="0.076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63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TeX Gyre Bonum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/>
      <style:text-properties style:font-name="TeX Gyre Bonum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eX Gyre Bonum"/>
    </style:style>
    <style:style style:name="P5" style:family="paragraph">
      <loext:graphic-properties draw:fill="none" draw:fill-color="#ffffff"/>
      <style:text-properties style:font-name="TeX Gyre Bonu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font-name="TeX Gyre Bonum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style:font-name="TeX Gyre Bonum" fo:font-weight="bold" style:font-weight-asian="bold" style:font-weight-complex="bold"/>
    </style:style>
    <style:style style:name="T3" style:family="text">
      <style:text-properties style:font-name="TeX Gyre Bonum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512cm" svg:height="1.651cm" svg:x="6.296cm" svg:y="0.281cm">
          <draw:text-box>
            <text:p text:style-name="P1"><text:span text:style-name="T1">Statu</text:span><text:span text:style-name="T1">s </text:span><text:span text:style-name="T1">PAVI</text:span><text:span text:style-name="T1">RMA </text:span><text:span text:style-name="T1">– 8 </text:span><text:span text:style-name="T1">octo</text:span><text:span text:style-name="T1">bre </text:span><text:span text:style-name="T1">2020</text:span></text:p>
          </draw:text-box>
        </draw:frame>
        <draw:line draw:style-name="gr2" draw:text-style-name="P3" draw:layer="layout" svg:x1="0cm" svg:y1="2.032cm" svg:x2="28cm" svg:y2="2.032cm">
          <text:p/>
        </draw:line>
        <draw:frame draw:style-name="gr3" draw:text-style-name="P5" draw:layer="layout" svg:width="26.67cm" svg:height="13.116cm" svg:x="0.762cm" svg:y="4.377cm">
          <draw:text-box>
            <text:p text:style-name="P4"><text:span text:style-name="T2">Status </text:span><text:span text:style-name="T2">irradiat</text:span><text:span text:style-name="T2">eur :</text:span></text:p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Date </text:span><text:span text:style-name="T3">butoir </text:span><text:span text:style-name="T3">pour </text:span><text:span text:style-name="T3">démé</text:span><text:span text:style-name="T3">nage</text:span><text:span text:style-name="T3">ment </text:span><text:span text:style-name="T3">irradi</text:span><text:span text:style-name="T3">ateur </text:span><text:span text:style-name="T3">: fin </text:span><text:span text:style-name="T3">mars </text:span><text:span text:style-name="T3">2021</text:span></text:p>
                <text:p text:style-name="P4"><text:span text:style-name="T3"/></text:p>
              </text:list-item>
              <text:list-item>
                <text:p text:style-name="P4"><text:span text:style-name="T3">Travai</text:span><text:span text:style-name="T3">l en </text:span><text:span text:style-name="T3">cours </text:span><text:span text:style-name="T3">pour </text:span><text:span text:style-name="T3">trouve</text:span><text:span text:style-name="T3">r une </text:span><text:span text:style-name="T3">soluti</text:span><text:span text:style-name="T3">on </text:span><text:span text:style-name="T3">d’hébe</text:span><text:span text:style-name="T3">rgeme</text:span><text:span text:style-name="T3">nt </text:span><text:span text:style-name="T3">dans </text:span><text:span text:style-name="T3">locaux </text:span><text:span text:style-name="T3">LPC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4"><text:span text:style-name="T3"/></text:p>
                      </text:list-header>
                    </text:list>
                  </text:list-item>
                </text:list>
              </text:list-item>
            </text:list>
            <text:p text:style-name="P4"><text:span text:style-name="T2">Status </text:span><text:span text:style-name="T2">PAVIR</text:span><text:span text:style-name="T2">MA2 :</text:span></text:p>
            <text:p text:style-name="P4"><text:span text:style-name="T3"/></text:p>
            <text:list text:style-name="L2">
              <text:list-item>
                <text:p text:style-name="P4"><text:span text:style-name="T3">Dema</text:span><text:span text:style-name="T3">nde </text:span><text:span text:style-name="T3">“plan </text:span><text:span text:style-name="T3">de </text:span><text:span text:style-name="T3">relanc</text:span><text:span text:style-name="T3">e” : </text:span><text:span text:style-name="T3">soumi</text:span><text:span text:style-name="T3">ssion </text:span><text:span text:style-name="T3">de la </text:span><text:span text:style-name="T3">part </text:span><text:span text:style-name="T3">de </text:span><text:span text:style-name="T3">l’UCA </text:span><text:span text:style-name="T3">le 9 </text:span><text:span text:style-name="T3">octobr</text:span><text:span text:style-name="T3">e </text:span><text:span text:style-name="T3">2020 </text:span><text:span text:style-name="T3">(sur </text:span><text:span text:style-name="T3">volet </text:span><text:span text:style-name="T3">immo</text:span><text:span text:style-name="T3">bilier)</text:span></text:p>
                <text:p text:style-name="P4"><text:span text:style-name="T3"/></text:p>
              </text:list-item>
              <text:list-item>
                <text:p text:style-name="P4"><text:span text:style-name="T3">UCA </text:span><text:span text:style-name="T3">tente </text:span><text:span text:style-name="T3">de </text:span><text:span text:style-name="T3">faire </text:span><text:span text:style-name="T3">financ</text:span><text:span text:style-name="T3">er </text:span><text:span text:style-name="T3">certai</text:span><text:span text:style-name="T3">ns de </text:span><text:span text:style-name="T3">ces </text:span><text:span text:style-name="T3">projet</text:span><text:span text:style-name="T3">s </text:span><text:span text:style-name="T3">immo</text:span><text:span text:style-name="T3">bilier </text:span><text:span text:style-name="T3">par ce </text:span><text:span text:style-name="T3">plan </text:span><text:span text:style-name="T3">de </text:span><text:span text:style-name="T3">relanc</text:span><text:span text:style-name="T3">e =&gt; </text:span><text:span text:style-name="T3">pourr</text:span><text:span text:style-name="T3">ait </text:span><text:span text:style-name="T3">event</text:span><text:span text:style-name="T3">uelle</text:span><text:span text:style-name="T3">ment </text:span><text:span text:style-name="T3">libérer </text:span><text:span text:style-name="T3">des </text:span><text:span text:style-name="T3">marge</text:span><text:span text:style-name="T3">s pour </text:span><text:span text:style-name="T3">financ</text:span><text:span text:style-name="T3">er </text:span><text:span text:style-name="T3">PAVIR</text:span><text:span text:style-name="T3">MA2 </text:span><text:span text:style-name="T3">sur </text:span><text:span text:style-name="T3">fonds </text:span><text:span text:style-name="T3">propre</text:span><text:span text:style-name="T3">s de </text:span><text:span text:style-name="T3">l’unive</text:span><text:span text:style-name="T3">rsité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09-28T12:34:16.891305616</dc:date>
    <meta:editing-duration>P61DT17M3S</meta:editing-duration>
    <meta:editing-cycles>1525</meta:editing-cycles>
    <meta:generator>LibreOffice/6.0.7.3$Linux_X86_64 LibreOffice_project/00m0$Build-3</meta:generator>
    <meta:print-date>2017-05-02T20:57:57.631288298</meta:print-date>
    <meta:document-statistic meta:object-count="26"/>
  </office:meta>
</office:document-meta>
</file>